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/>
    <style:font-face style:name="Arial1" svg:font-family="Arial" style:font-adornments="Обычный" style:font-family-generic="roman"/>
    <style:font-face style:name="Arial2" svg:font-family="Arial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Arial3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45cm" fo:min-width="11.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12cm" fo:min-width="3.66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59cm" svg:stroke-color="#000000" draw:marker-start-width="0.439cm" draw:marker-end-width="0.439cm" draw:fill="none" draw:textarea-horizontal-align="justify" draw:textarea-vertical-align="middle" draw:auto-grow-height="false" fo:min-height="13.03cm" fo:min-width="6.38cm" fo:padding-top="0.205cm" fo:padding-bottom="0.205cm" fo:padding-left="0.33cm" fo:padding-right="0.33cm"/>
    </style:style>
    <style:style style:name="gr6" style:family="graphic" style:parent-style-name="standard">
      <style:graphic-properties draw:stroke="none" draw:fill="none" fo:min-height="12.22cm"/>
      <style:paragraph-properties style:writing-mode="lr-tb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35cm" fo:min-width="1.878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bottom" draw:auto-grow-height="false" fo:min-height="0.477cm" fo:min-width="4.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eeeeee" draw:textarea-horizontal-align="justify" draw:textarea-vertical-align="bottom" draw:auto-grow-height="false" fo:min-height="0.477cm" fo:min-width="5.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7.35cm" fo:min-width="6.9cm"/>
    </style:style>
    <style:style style:name="gr14" style:family="graphic" style:parent-style-name="standard">
      <style:graphic-properties svg:stroke-color="#000000" draw:fill-color="#eeeeee" draw:textarea-horizontal-align="justify" draw:textarea-vertical-align="bottom" draw:auto-grow-height="false" fo:min-height="0.477cm" fo:min-width="2.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bottom" draw:auto-grow-height="false" fo:min-height="0.477cm" fo:min-width="3.3cm"/>
      <style:paragraph-properties style:writing-mode="lr-tb"/>
    </style:style>
    <style:style style:name="gr1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color="#000000" draw:fill-color="#eeeeee" draw:textarea-horizontal-align="justify" draw:textarea-vertical-align="bottom" draw:auto-grow-height="false" fo:min-height="0.477cm" fo:min-width="2.7cm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292cm" fo:min-width="0.642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23" style:family="graphic" style:parent-style-name="standard">
      <style:graphic-properties draw:stroke="dash" draw:stroke-dash="Double_20_Dash_20_Dot_20_Dot" svg:stroke-width="0.081cm" svg:stroke-color="#000000" draw:marker-start-width="0.321cm" draw:marker-end-width="0.321cm" draw:fill="none" draw:textarea-horizontal-align="justify" draw:textarea-vertical-align="middle" draw:auto-grow-height="false" fo:min-height="4.47cm" fo:min-width="4.42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30" style:family="graphic" style:parent-style-name="standard">
      <style:graphic-properties svg:stroke-color="#000000" draw:fill-color="#111111" draw:textarea-horizontal-align="justify" draw:textarea-vertical-align="middle" draw:auto-grow-height="false" fo:min-height="0.35cm" fo:min-width="2.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802cm" style:use-optimal-column-width="false"/>
    </style:style>
    <style:style style:name="co2" style:family="table-column">
      <style:table-column-properties style:column-width="1.269cm" style:use-optimal-column-width="false"/>
    </style:style>
    <style:style style:name="co3" style:family="table-column">
      <style:table-column-properties style:column-width="1.861cm" style:use-optimal-column-width="false"/>
    </style:style>
    <style:style style:name="co4" style:family="table-column">
      <style:table-column-properties style:column-width="1.776cm" style:use-optimal-column-width="false"/>
    </style:style>
    <style:style style:name="co5" style:family="table-column">
      <style:table-column-properties style:column-width="1.469cm" style:use-optimal-column-width="false"/>
    </style:style>
    <style:style style:name="ro1" style:family="table-row">
      <style:table-row-properties style:row-height="0.626cm" style:use-optimal-row-height="false"/>
    </style:style>
    <style:style style:name="ro2" style:family="table-row">
      <style:table-row-properties style:row-height="0.807cm" style:use-optimal-row-height="false"/>
    </style:style>
    <style:style style:name="ro3" style:family="table-row">
      <style:table-row-properties style:row-height="0.768cm" style:use-optimal-row-height="false"/>
    </style:style>
    <style:style style:name="ro4" style:family="table-row">
      <style:table-row-properties style:row-height="0.612cm" style:use-optimal-row-height="false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loext:graphic-properties draw:fill="none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111111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  <style:text-properties fo:color="#999999"/>
    </style:style>
    <style:style style:name="P10" style:family="paragraph">
      <loext:graphic-properties draw:fill-color="#eeeeee"/>
      <style:paragraph-properties fo:text-align="start"/>
      <style:text-properties fo:color="#999999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ffffff" fo:font-size="18pt" fo:font-weight="bold" style:font-weight-asian="bold" style:font-weight-complex="bold"/>
    </style:style>
    <style:style style:name="P23" style:family="paragraph">
      <loext:graphic-properties draw:fill="none"/>
      <style:text-properties fo:color="#ffffff" fo:font-size="18pt" fo:font-weight="bold" style:font-weight-asian="bold" style:font-weight-complex="bold"/>
    </style:style>
    <style:style style:name="P24" style:family="paragraph">
      <style:paragraph-properties fo:text-align="start"/>
      <style:text-properties fo:color="#999999" fo:font-size="12pt"/>
    </style:style>
    <style:style style:name="P25" style:family="paragraph">
      <style:paragraph-properties fo:text-align="center"/>
      <style:text-properties fo:font-size="10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loext:graphic-properties draw:fill-color="#000000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style:font-name="Arial" fo:font-size="11pt" fo:language="en" fo:country="US" fo:font-weight="bold" style:font-name-asian="Arial3" style:font-size-asian="11pt" style:language-asian="en" style:country-asian="US" style:font-weight-asian="bold" style:font-name-complex="Arial3" style:font-size-complex="12pt" style:language-complex="en" style:country-complex="US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ризация" draw:style-name="dp1" draw:master-page-name="Обычный" presentation:presentation-page-layout-name="AL1T0">
        <draw:custom-shape draw:style-name="gr1" draw:text-style-name="P1" draw:layer="layout" svg:width="12.4cm" svg:height="15.7cm" svg:x="0cm" svg:y="0cm">
          <text:p text:style-name="P7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cm" svg:height="1.034cm" svg:x="1.6cm" svg:y="0.646cm">
          <draw:text-box>
            <text:p text:style-name="P2"><text:span text:style-name="T1">WIREFRAME</text:span></text:p>
          </draw:text-box>
        </draw:frame>
        <draw:custom-shape draw:style-name="gr3" draw:text-style-name="P1" draw:layer="layout" svg:width="4.2cm" svg:height="0.4cm" svg:x="19.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4.4cm" svg:x2="23.4cm" svg:y2="14.4cm">
          <text:p/>
        </draw:line>
        <draw:custom-shape draw:style-name="gr5" draw:text-style-name="P4" draw:layer="layout" svg:width="7.8cm" svg:height="14.2cm" svg:x="17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1.6cm" svg:height="13.219cm" svg:x="0.6cm" svg:y="1.981cm">
          <draw:text-box>
            <text:p text:style-name="P5"><text:span text:style-name="T2">В макете реализована логика работы 0,20</text:span></text:p>
            <text:p text:style-name="P5"><text:span text:style-name="T3"/></text:p>
            <text:p text:style-name="P5"><text:span text:style-name="T2">Реализован интерфейс авторизации0,20</text:span></text:p>
            <text:p text:style-name="P5"><text:span text:style-name="T3"/></text:p>
            <text:p text:style-name="P5"><text:span text:style-name="T2">Реализован интерфейс просмотр списка одобренных заявок по всем данным, представленным в макетах0,20</text:span></text:p>
            <text:p text:style-name="P5"><text:span text:style-name="T3"/></text:p>
            <text:p text:style-name="P5"><text:span text:style-name="T2">Реализован интерфейс фильтрация заявок по дате, типу, подразделениям0,20</text:span></text:p>
            <text:p text:style-name="P5"><text:span text:style-name="T3"/></text:p>
            <text:p text:style-name="P5"><text:span text:style-name="T2">Реализован интерфейс поиск заявки по фамилии, имени и отчеству <text:s/>или номеру паспорта(при групповом посещении достаточно найти одного заявителя)0,20</text:span></text:p>
            <text:p text:style-name="P5"><text:span text:style-name="T3"/></text:p>
            <text:p text:style-name="P5"><text:span text:style-name="T2">Реализован интерфейс работа с заявкой в отдельном модальном окне с возможностью указания разрешения на доступ на территорию0,20</text:span></text:p>
            <text:p text:style-name="P5"><text:span text:style-name="T3"/></text:p>
            <text:p text:style-name="P5"><text:span text:style-name="T2">Реализован интерфейс <text:s/>работа с заявкой в отдельном модальном окне с возможностью указания времени убытия посетителя/посетителей0,20</text:span></text:p>
            <text:p text:style-name="P5"><text:span text:style-name="T3"/></text:p>
            <text:p text:style-name="P5"><text:span text:style-name="T2">Единый стиль дизайна на всех интерфейсах0,20</text:span></text:p>
            <text:p text:style-name="P5"><text:span text:style-name="T3"/></text:p>
            <text:p text:style-name="P5"><text:span text:style-name="T2">Оптимальное использование элементов управления0,20</text:span></text:p>
          </draw:text-box>
        </draw:frame>
        <draw:custom-shape draw:style-name="gr7" draw:text-style-name="P8" draw:layer="layout" svg:width="2.378cm" svg:height="0.6cm" svg:x="20.422cm" svg:y="7.6cm">
          <office:event-listeners>
            <presentation:event-listener script:event-name="dom:click" presentation:action="next-page"/>
          </office:event-listeners>
          <text:p text:style-name="P7"><text:span text:style-name="T4">Войти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2cm" svg:height="0.727cm" svg:x="19cm" svg:y="6.073cm">
          <text:p text:style-name="P9"><text:span text:style-name="T5">Код сотрудника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6cm" svg:height="1.034cm" svg:x="18.6cm" svg:y="4.8cm">
          <draw:text-box>
            <text:p text:style-name="P11"><text:span text:style-name="T6">Авторизация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просмотра заявок" draw:style-name="dp3" draw:master-page-name="Обычный" presentation:presentation-page-layout-name="AL1T0">
        <draw:custom-shape draw:style-name="gr1" draw:text-style-name="P1" draw:layer="layout" svg:width="12.4cm" svg:height="15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cm" svg:height="1.034cm" svg:x="1.6cm" svg:y="0.646cm">
          <draw:text-box>
            <text:p text:style-name="P2"><text:span text:style-name="T1">WIREFRAME</text:span></text:p>
          </draw:text-box>
        </draw:frame>
        <draw:custom-shape draw:style-name="gr3" draw:text-style-name="P1" draw:layer="layout" svg:width="4.2cm" svg:height="0.4cm" svg:x="19.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4.4cm" svg:x2="23.4cm" svg:y2="14.4cm">
          <text:p/>
        </draw:line>
        <draw:custom-shape draw:style-name="gr5" draw:text-style-name="P4" draw:layer="layout" svg:width="7.8cm" svg:height="14.2cm" svg:x="17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1.6cm" svg:height="13.219cm" svg:x="0.6cm" svg:y="1.981cm">
          <draw:text-box>
            <text:p text:style-name="P5"><text:span text:style-name="T2">В макете реализована логика работы 0,20</text:span></text:p>
            <text:p text:style-name="P5"><text:span text:style-name="T3"/></text:p>
            <text:p text:style-name="P5"><text:span text:style-name="T2">Реализован интерфейс авторизации0,20</text:span></text:p>
            <text:p text:style-name="P5"><text:span text:style-name="T3"/></text:p>
            <text:p text:style-name="P5"><text:span text:style-name="T2">Реализован интерфейс просмотр списка одобренных заявок по всем данным, представленным в макетах0,20</text:span></text:p>
            <text:p text:style-name="P5"><text:span text:style-name="T3"/></text:p>
            <text:p text:style-name="P5"><text:span text:style-name="T2">Реализован интерфейс фильтрация заявок по дате, типу, подразделениям0,20</text:span></text:p>
            <text:p text:style-name="P5"><text:span text:style-name="T3"/></text:p>
            <text:p text:style-name="P5"><text:span text:style-name="T2">Реализован интерфейс поиск заявки по фамилии, имени и отчеству <text:s/>или номеру паспорта(при групповом посещении достаточно найти одного заявителя)0,20</text:span></text:p>
            <text:p text:style-name="P5"><text:span text:style-name="T3"/></text:p>
            <text:p text:style-name="P5"><text:span text:style-name="T2">Реализован интерфейс работа с заявкой в отдельном модальном окне с возможностью указания разрешения на доступ на территорию0,20</text:span></text:p>
            <text:p text:style-name="P5"><text:span text:style-name="T3"/></text:p>
            <text:p text:style-name="P5"><text:span text:style-name="T2">Реализован интерфейс <text:s/>работа с заявкой в отдельном модальном окне с возможностью указания времени убытия посетителя/посетителей0,20</text:span></text:p>
            <text:p text:style-name="P5"><text:span text:style-name="T3"/></text:p>
            <text:p text:style-name="P5"><text:span text:style-name="T2">Единый стиль дизайна на всех интерфейсах0,20</text:span></text:p>
            <text:p text:style-name="P5"><text:span text:style-name="T3"/></text:p>
            <text:p text:style-name="P5"><text:span text:style-name="T2">Оптимальное использование элементов управления0,20</text:span></text:p>
          </draw:text-box>
        </draw:frame>
        <draw:custom-shape draw:style-name="gr11" draw:text-style-name="P10" draw:layer="layout" svg:width="5.8cm" svg:height="0.727cm" svg:x="18cm" svg:y="3.273cm">
          <text:p text:style-name="P9"><text:span text:style-name="T5">Поиск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7.8cm" svg:height="0.878cm" svg:x="17.6cm" svg:y="1.4cm">
          <draw:text-box>
            <text:p text:style-name="P11"><text:span text:style-name="T6">Список одобренных заявок</text:span></text:p>
          </draw:text-box>
        </draw:frame>
        <draw:custom-shape draw:style-name="gr13" draw:text-style-name="P14" draw:layer="layout" svg:width="7.4cm" svg:height="7.6cm" svg:x="17.8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6cm" svg:height="0.727cm" svg:x="18.6cm" svg:y="5.273cm">
          <text:p text:style-name="P9"><text:span text:style-name="T5">dd.mm.yyyy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6cm" svg:height="0.727cm" svg:x="22.4cm" svg:y="5.273cm">
          <text:p text:style-name="P9"><text:span text:style-name="T5">dd.mm.yyyy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cm" svg:height="0.878cm" svg:x="17.6cm" svg:y="5.131cm">
          <draw:text-box>
            <text:p text:style-name="P11"><text:span text:style-name="T6">c</text:span></text:p>
          </draw:text-box>
        </draw:frame>
        <draw:frame draw:style-name="gr16" draw:text-style-name="P12" draw:layer="layout" svg:width="1.2cm" svg:height="0.878cm" svg:x="21.2cm" svg:y="5.2cm">
          <draw:text-box>
            <text:p text:style-name="P11"><text:span text:style-name="T6">до</text:span></text:p>
          </draw:text-box>
        </draw:frame>
        <draw:custom-shape draw:style-name="gr17" draw:text-style-name="P10" draw:layer="layout" svg:width="3.8cm" svg:height="0.727cm" svg:x="18cm" svg:y="4.273cm">
          <text:p text:style-name="P9"><text:span text:style-name="T5">Тип посещения 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258cm" svg:y1="4.571cm" svg:x2="21.458cm" svg:y2="4.771cm">
          <text:p/>
        </draw:line>
        <draw:line draw:style-name="gr18" draw:text-style-name="P4" draw:layer="layout" svg:x1="21.652cm" svg:y1="4.569cm" svg:x2="21.456cm" svg:y2="4.773cm">
          <text:p/>
        </draw:line>
        <draw:custom-shape draw:style-name="gr19" draw:text-style-name="P10" draw:layer="layout" svg:width="3.2cm" svg:height="0.727cm" svg:x="21.8cm" svg:y="4.273cm">
          <text:p text:style-name="P9"><text:span text:style-name="T5">Подразделение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7.176cm" svg:height="2.2cm" svg:x="17.973cm" svg:y="6.4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Id</text:p>
              </table:table-cell>
              <table:table-cell>
                <text:p text:style-name="P15">Имя</text:p>
              </table:table-cell>
              <table:table-cell>
                <text:p text:style-name="P15">Фамилия</text:p>
              </table:table-cell>
              <table:table-cell>
                <text:p text:style-name="P15">Отчество</text:p>
              </table:table-cell>
              <table:table-cell>
                <text:p text:style-name="P15">Доступ</text:p>
              </table:table-cell>
            </table:table-row>
            <table:table-row table:style-name="ro2" table:default-cell-style-name="ce1"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/>
            </table:table-row>
            <table:table-row table:style-name="ro3" table:default-cell-style-name="ce1"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0" draw:text-style-name="P16" draw:layer="layout" svg:width="1.2cm" svg:height="0.6cm" svg:x="23.8cm" svg:y="7.2cm">
          <text:p text:style-name="P7"><text:span text:style-name="T7">досту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1.2cm" svg:height="0.6cm" svg:x="23.8cm" svg:y="8cm">
          <text:p text:style-name="P7"><text:span text:style-name="T7">досту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24cm" svg:y="3cm">
          <text:p text:style-name="P7">Q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cm" svg:height="1cm" svg:x="24cm" svg:y="3cm">
          <text:p text:style-name="P7">Q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cm" svg:height="1cm" svg:x="24cm" svg:y="3cm">
          <office:event-listeners>
            <presentation:event-listener script:event-name="dom:click" presentation:action="next-page"/>
          </office:event-listeners>
          <text:p text:style-name="P7">QR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иск заявки по QR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2.4cm" svg:height="15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cm" svg:height="1.034cm" svg:x="1.6cm" svg:y="0.646cm">
          <draw:text-box>
            <text:p text:style-name="P2"><text:span text:style-name="T1">WIREFRAME</text:span></text:p>
          </draw:text-box>
        </draw:frame>
        <draw:custom-shape draw:style-name="gr3" draw:text-style-name="P1" draw:layer="layout" svg:width="4.2cm" svg:height="0.4cm" svg:x="19.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4.4cm" svg:x2="23.4cm" svg:y2="14.4cm">
          <text:p/>
        </draw:line>
        <draw:custom-shape draw:style-name="gr5" draw:text-style-name="P4" draw:layer="layout" svg:width="7.8cm" svg:height="14.2cm" svg:x="17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1.6cm" svg:height="13.219cm" svg:x="0.6cm" svg:y="1.981cm">
          <draw:text-box>
            <text:p text:style-name="P5"><text:span text:style-name="T2">В макете реализована логика работы 0,20</text:span></text:p>
            <text:p text:style-name="P5"><text:span text:style-name="T3"/></text:p>
            <text:p text:style-name="P5"><text:span text:style-name="T2">Реализован интерфейс авторизации0,20</text:span></text:p>
            <text:p text:style-name="P5"><text:span text:style-name="T3"/></text:p>
            <text:p text:style-name="P5"><text:span text:style-name="T2">Реализован интерфейс просмотр списка одобренных заявок по всем данным, представленным в макетах0,20</text:span></text:p>
            <text:p text:style-name="P5"><text:span text:style-name="T3"/></text:p>
            <text:p text:style-name="P5"><text:span text:style-name="T2">Реализован интерфейс фильтрация заявок по дате, типу, подразделениям0,20</text:span></text:p>
            <text:p text:style-name="P5"><text:span text:style-name="T3"/></text:p>
            <text:p text:style-name="P5"><text:span text:style-name="T2">Реализован интерфейс поиск заявки по фамилии, имени и отчеству <text:s/>или номеру паспорта(при групповом посещении достаточно найти одного заявителя)0,20</text:span></text:p>
            <text:p text:style-name="P5"><text:span text:style-name="T3"/></text:p>
            <text:p text:style-name="P5"><text:span text:style-name="T2">Реализован интерфейс работа с заявкой в отдельном модальном окне с возможностью указания разрешения на доступ на территорию0,20</text:span></text:p>
            <text:p text:style-name="P5"><text:span text:style-name="T3"/></text:p>
            <text:p text:style-name="P5"><text:span text:style-name="T2">Реализован интерфейс <text:s/>работа с заявкой в отдельном модальном окне с возможностью указания времени убытия посетителя/посетителей0,20</text:span></text:p>
            <text:p text:style-name="P5"><text:span text:style-name="T3"/></text:p>
            <text:p text:style-name="P5"><text:span text:style-name="T2">Единый стиль дизайна на всех интерфейсах0,20</text:span></text:p>
            <text:p text:style-name="P5"><text:span text:style-name="T3"/></text:p>
            <text:p text:style-name="P5"><text:span text:style-name="T2">Оптимальное использование элементов управления0,20</text:span></text:p>
          </draw:text-box>
        </draw:frame>
        <draw:frame draw:style-name="gr22" draw:text-style-name="P18" draw:layer="layout" svg:width="6cm" svg:height="1.034cm" svg:x="18.6cm" svg:y="2.2cm">
          <draw:text-box>
            <text:p text:style-name="P17"><text:span text:style-name="T8">Поиск по QR</text:span></text:p>
          </draw:text-box>
        </draw:frame>
        <draw:custom-shape draw:style-name="gr23" draw:text-style-name="P4" draw:layer="layout" svg:width="5cm" svg:height="4.8cm" svg:x="19cm" svg:y="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01cm" svg:height="0.387cm" draw:transform="skewX (-0.25534166956677) translate (17.705cm 1.79cm)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0" draw:layer="layout" svg:width="1.658cm" svg:height="0.797cm" svg:x="17.8cm" svg:y="1.2cm">
          <draw:text-box>
            <text:p text:style-name="P19"><text:span text:style-name="T9">назад</text:span></text:p>
          </draw:text-box>
          <office:event-listeners>
            <presentation:event-listener script:event-name="dom:click" presentation:action="next-page"/>
          </office:event-listeners>
        </draw:frame>
        <presentation:notes draw:style-name="dp1">
          <draw:page-thumbnail draw:style-name="gr1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рфейс просмотра заявок2" draw:style-name="dp3" draw:master-page-name="Обычный" presentation:presentation-page-layout-name="AL1T0">
        <draw:custom-shape draw:style-name="gr1" draw:text-style-name="P1" draw:layer="layout" svg:width="12.4cm" svg:height="15.7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8.6cm" svg:height="1.034cm" svg:x="1.6cm" svg:y="0.646cm">
          <draw:text-box>
            <text:p text:style-name="P2"><text:span text:style-name="T1">WIREFRAME</text:span></text:p>
          </draw:text-box>
        </draw:frame>
        <draw:custom-shape draw:style-name="gr3" draw:text-style-name="P1" draw:layer="layout" svg:width="4.2cm" svg:height="0.4cm" svg:x="19.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4.4cm" svg:x2="23.4cm" svg:y2="14.4cm">
          <text:p/>
        </draw:line>
        <draw:custom-shape draw:style-name="gr5" draw:text-style-name="P4" draw:layer="layout" svg:width="7.8cm" svg:height="14.2cm" svg:x="17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3" draw:layer="layout" svg:width="11.6cm" svg:height="13.219cm" svg:x="0.6cm" svg:y="1.981cm">
          <draw:text-box>
            <text:p text:style-name="P22"><text:span text:style-name="T2">В макете реализована логика работы 0,20</text:span></text:p>
            <text:p text:style-name="P22"><text:span text:style-name="T3"/></text:p>
            <text:p text:style-name="P22"><text:span text:style-name="T2">Реализован интерфейс авторизации0,20</text:span></text:p>
            <text:p text:style-name="P22"><text:span text:style-name="T3"/></text:p>
            <text:p text:style-name="P22"><text:span text:style-name="T2">Реализован интерфейс просмотр списка одобренных заявок по всем данным, представленным в макетах0,20</text:span></text:p>
            <text:p text:style-name="P22"><text:span text:style-name="T3"/></text:p>
            <text:p text:style-name="P22"><text:span text:style-name="T2">Реализован интерфейс фильтрация заявок по дате, типу, подразделениям0,20</text:span></text:p>
            <text:p text:style-name="P22"><text:span text:style-name="T3"/></text:p>
            <text:p text:style-name="P22"><text:span text:style-name="T2">Реализован интерфейс поиск заявки по фамилии, имени и отчеству <text:s/>или номеру паспорта(при групповом посещении достаточно найти одного заявителя)0,20</text:span></text:p>
            <text:p text:style-name="P22"><text:span text:style-name="T3"/></text:p>
            <text:p text:style-name="P22"><text:span text:style-name="T2">Реализован интерфейс работа с заявкой в отдельном модальном окне с возможностью указания разрешения на доступ на территорию0,20</text:span></text:p>
            <text:p text:style-name="P22"><text:span text:style-name="T3"/></text:p>
            <text:p text:style-name="P22"><text:span text:style-name="T2">Реализован интерфейс <text:s/>работа с заявкой в отдельном модальном окне с возможностью указания времени убытия посетителя/посетителей0,20</text:span></text:p>
            <text:p text:style-name="P22"><text:span text:style-name="T3"/></text:p>
            <text:p text:style-name="P22"><text:span text:style-name="T2">Единый стиль дизайна на всех интерфейсах0,20</text:span></text:p>
            <text:p text:style-name="P22"><text:span text:style-name="T3"/></text:p>
            <text:p text:style-name="P22"><text:span text:style-name="T2">Оптимальное использование элементов управления0,20</text:span></text:p>
          </draw:text-box>
        </draw:frame>
        <draw:custom-shape draw:style-name="gr11" draw:text-style-name="P10" draw:layer="layout" svg:width="5.8cm" svg:height="0.727cm" svg:x="18cm" svg:y="3.273cm">
          <text:p text:style-name="P24"><text:span text:style-name="T5">Поиск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7.8cm" svg:height="0.878cm" svg:x="17.6cm" svg:y="1.4cm">
          <draw:text-box>
            <text:p text:style-name="P11"><text:span text:style-name="T6">Список одобренных заявок</text:span></text:p>
          </draw:text-box>
        </draw:frame>
        <draw:custom-shape draw:style-name="gr13" draw:text-style-name="P14" draw:layer="layout" svg:width="7.4cm" svg:height="7.6cm" svg:x="17.8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6cm" svg:height="0.727cm" svg:x="18.6cm" svg:y="5.273cm">
          <text:p text:style-name="P24"><text:span text:style-name="T5">dd.mm.yyyy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6cm" svg:height="0.727cm" svg:x="22.4cm" svg:y="5.273cm">
          <text:p text:style-name="P24"><text:span text:style-name="T5">dd.mm.yyyy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1cm" svg:height="0.878cm" svg:x="17.6cm" svg:y="5.131cm">
          <draw:text-box>
            <text:p text:style-name="P11"><text:span text:style-name="T6">c</text:span></text:p>
          </draw:text-box>
        </draw:frame>
        <draw:frame draw:style-name="gr29" draw:text-style-name="P12" draw:layer="layout" svg:width="1.2cm" svg:height="0.878cm" svg:x="21.2cm" svg:y="5.2cm">
          <draw:text-box>
            <text:p text:style-name="P11"><text:span text:style-name="T6">до</text:span></text:p>
          </draw:text-box>
        </draw:frame>
        <draw:custom-shape draw:style-name="gr17" draw:text-style-name="P10" draw:layer="layout" svg:width="3.8cm" svg:height="0.727cm" svg:x="18cm" svg:y="4.273cm">
          <text:p text:style-name="P24"><text:span text:style-name="T5">Тип посещения 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1.258cm" svg:y1="4.571cm" svg:x2="21.458cm" svg:y2="4.771cm">
          <text:p/>
        </draw:line>
        <draw:line draw:style-name="gr18" draw:text-style-name="P4" draw:layer="layout" svg:x1="21.652cm" svg:y1="4.569cm" svg:x2="21.456cm" svg:y2="4.773cm">
          <text:p/>
        </draw:line>
        <draw:custom-shape draw:style-name="gr19" draw:text-style-name="P10" draw:layer="layout" svg:width="3.2cm" svg:height="0.727cm" svg:x="21.8cm" svg:y="4.273cm">
          <text:p text:style-name="P24"><text:span text:style-name="T5">Подразделение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7.176cm" svg:height="2.186cm" svg:x="17.973cm" svg:y="6.4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5">Id</text:p>
              </table:table-cell>
              <table:table-cell>
                <text:p text:style-name="P15">Имя</text:p>
              </table:table-cell>
              <table:table-cell>
                <text:p text:style-name="P15">Фамилия</text:p>
              </table:table-cell>
              <table:table-cell>
                <text:p text:style-name="P15">Отчество</text:p>
              </table:table-cell>
              <table:table-cell>
                <text:p text:style-name="P15">Доступ</text:p>
              </table:table-cell>
            </table:table-row>
            <table:table-row table:style-name="ro2" table:default-cell-style-name="ce1"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/>
            </table:table-row>
            <table:table-row table:style-name="ro3" table:default-cell-style-name="ce1"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0" draw:text-style-name="P16" draw:layer="layout" svg:width="1.2cm" svg:height="0.6cm" svg:x="23.8cm" svg:y="7.2cm">
          <office:event-listeners>
            <presentation:event-listener script:event-name="dom:click" presentation:action="next-page"/>
          </office:event-listeners>
          <text:p text:style-name="P25"><text:span text:style-name="T7">досту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1.2cm" svg:height="0.6cm" svg:x="23.8cm" svg:y="8cm">
          <text:p text:style-name="P25"><text:span text:style-name="T7">досту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1cm" svg:height="1cm" svg:x="24cm" svg:y="3cm">
          <text:p text:style-name="P26">QR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cm" svg:x="24cm" svg:y="3cm">
          <text:p text:style-name="P26">QR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cm" svg:x="24cm" svg:y="3cm">
          <office:event-listeners>
            <presentation:event-listener script:event-name="dom:click" presentation:action="next-page"/>
          </office:event-listeners>
          <text:p text:style-name="P26">QR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9.798cm" svg:height="11.136cm" svg:x="0.6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2.4cm" svg:height="15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cm" svg:height="1.034cm" svg:x="1.6cm" svg:y="0.646cm">
          <draw:text-box>
            <text:p text:style-name="P2"><text:span text:style-name="T1">WIREFRAME</text:span></text:p>
          </draw:text-box>
        </draw:frame>
        <draw:custom-shape draw:style-name="gr3" draw:text-style-name="P1" draw:layer="layout" svg:width="4.2cm" svg:height="0.4cm" svg:x="19.4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0cm" svg:y1="14.4cm" svg:x2="23.4cm" svg:y2="14.4cm">
          <text:p/>
        </draw:line>
        <draw:custom-shape draw:style-name="gr5" draw:text-style-name="P4" draw:layer="layout" svg:width="7.8cm" svg:height="14.2cm" svg:x="17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1.6cm" svg:height="13.219cm" svg:x="0.6cm" svg:y="1.981cm">
          <draw:text-box>
            <text:p text:style-name="P5"><text:span text:style-name="T2">В макете реализована логика работы 0,20</text:span></text:p>
            <text:p text:style-name="P5"><text:span text:style-name="T3"/></text:p>
            <text:p text:style-name="P5"><text:span text:style-name="T2">Реализован интерфейс авторизации0,20</text:span></text:p>
            <text:p text:style-name="P5"><text:span text:style-name="T3"/></text:p>
            <text:p text:style-name="P5"><text:span text:style-name="T2">Реализован интерфейс просмотр списка одобренных заявок по всем данным, представленным в макетах0,20</text:span></text:p>
            <text:p text:style-name="P5"><text:span text:style-name="T3"/></text:p>
            <text:p text:style-name="P5"><text:span text:style-name="T2">Реализован интерфейс фильтрация заявок по дате, типу, подразделениям0,20</text:span></text:p>
            <text:p text:style-name="P5"><text:span text:style-name="T3"/></text:p>
            <text:p text:style-name="P5"><text:span text:style-name="T2">Реализован интерфейс поиск заявки по фамилии, имени и отчеству <text:s/>или номеру паспорта(при групповом посещении достаточно найти одного заявителя)0,20</text:span></text:p>
            <text:p text:style-name="P5"><text:span text:style-name="T3"/></text:p>
            <text:p text:style-name="P5"><text:span text:style-name="T2">Реализован интерфейс работа с заявкой в отдельном модальном окне с возможностью указания разрешения на доступ на территорию0,20</text:span></text:p>
            <text:p text:style-name="P5"><text:span text:style-name="T3"/></text:p>
            <text:p text:style-name="P5"><text:span text:style-name="T2">Реализован интерфейс <text:s/>работа с заявкой в отдельном модальном окне с возможностью указания времени убытия посетителя/посетителей0,20</text:span></text:p>
            <text:p text:style-name="P5"><text:span text:style-name="T3"/></text:p>
            <text:p text:style-name="P5"><text:span text:style-name="T2">Единый стиль дизайна на всех интерфейсах0,20</text:span></text:p>
            <text:p text:style-name="P5"><text:span text:style-name="T3"/></text:p>
            <text:p text:style-name="P5"><text:span text:style-name="T2">Оптимальное использование элементов управления0,20</text:span></text:p>
          </draw:text-box>
        </draw:frame>
        <draw:custom-shape draw:style-name="gr30" draw:text-style-name="P8" draw:layer="layout" svg:width="3cm" svg:height="0.6cm" svg:x="20cm" svg:y="10.04cm">
          <office:event-listeners>
            <presentation:event-listener script:event-name="dom:click" presentation:action="previous-page"/>
          </office:event-listeners>
          <text:p text:style-name="P7"><text:span text:style-name="T4">Разреши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2cm" svg:height="0.727cm" svg:x="19.069cm" svg:y="8.559cm">
          <text:p text:style-name="P9"><text:span text:style-name="T5">Введите в минутах</text:span></text:p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7.2cm" svg:height="0.954cm" svg:x="18cm" svg:y="1.6cm">
          <draw:text-box>
            <text:p text:style-name="P17"><text:span text:style-name="T8">Разрешение на доступ</text:span></text:p>
          </draw:text-box>
        </draw:frame>
        <draw:frame draw:style-name="gr32" draw:text-style-name="P30" draw:layer="layout" svg:width="6.2cm" svg:height="2.981cm" svg:x="18cm" svg:y="3.127cm">
          <draw:text-box>
            <text:p text:style-name="P29"><text:span text:style-name="T10">Имя:</text:span></text:p>
            <text:p text:style-name="P29"><text:span text:style-name="T10">Фамилия:</text:span></text:p>
            <text:p text:style-name="P29"><text:span text:style-name="T10">Отчество:</text:span></text:p>
            <text:p text:style-name="P29"><text:span text:style-name="T10">Паспорт серия:</text:span></text:p>
            <text:p text:style-name="P29"><text:span text:style-name="T10">Паспорт номер</text:span></text:p>
          </draw:text-box>
        </draw:frame>
        <draw:frame draw:style-name="gr33" draw:text-style-name="P32" draw:layer="layout" svg:width="5cm" svg:height="1.367cm" svg:x="19.4cm" svg:y="6.833cm">
          <draw:text-box>
            <text:p text:style-name="P31"><text:span text:style-name="T11">На сколько минут разрешить доступ?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/>
    <style:font-face style:name="Arial1" svg:font-family="Arial" style:font-adornments="Обычный" style:font-family-generic="roman"/>
    <style:font-face style:name="Arial2" svg:font-family="Arial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Arial3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2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3-04-16T00:14:46.405178329</meta:creation-date>
    <meta:editing-duration>PT13M22S</meta:editing-duration>
    <meta:editing-cycles>2</meta:editing-cycles>
    <meta:generator>LibreOffice/6.4.7.2$Linux_X86_64 LibreOffice_project/40$Build-2</meta:generator>
    <dc:date>2023-04-16T03:11:59.665109871</dc:date>
    <meta:document-statistic meta:object-count="107"/>
  </office:meta>
</office:document-meta>
</file>